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479a"/>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1c479a" officeooo:paragraph-rsid="001c479a" style:font-size-asian="12pt" style:font-size-complex="12pt"/>
    </style:style>
    <style:style style:name="P4" style:family="paragraph" style:parent-style-name="Standard">
      <style:text-properties style:font-name="Times New Roman" fo:font-size="12pt" officeooo:rsid="001c479a" officeooo:paragraph-rsid="002e1560" style:font-size-asian="12pt" style:font-size-complex="12pt"/>
    </style:style>
    <style:style style:name="P5" style:family="paragraph" style:parent-style-name="Standard">
      <style:text-properties style:font-name="Times New Roman" fo:font-size="12pt" officeooo:rsid="001d65ce" officeooo:paragraph-rsid="001c479a" style:font-size-asian="12pt" style:font-size-complex="12pt"/>
    </style:style>
    <style:style style:name="P6" style:family="paragraph" style:parent-style-name="Standard">
      <style:text-properties style:font-name="Times New Roman" fo:font-size="12pt" officeooo:rsid="001d65ce" officeooo:paragraph-rsid="001d65ce" style:font-size-asian="12pt" style:font-size-complex="12pt"/>
    </style:style>
    <style:style style:name="P7" style:family="paragraph" style:parent-style-name="Standard">
      <style:text-properties style:font-name="Times New Roman" fo:font-size="12pt" officeooo:rsid="001d65ce" officeooo:paragraph-rsid="00303d19" style:font-size-asian="12pt" style:font-size-complex="12pt"/>
    </style:style>
    <style:style style:name="P8" style:family="paragraph" style:parent-style-name="Standard">
      <style:text-properties style:font-name="Times New Roman" fo:font-size="12pt" officeooo:rsid="001d65ce" officeooo:paragraph-rsid="0032dc8c" style:font-size-asian="12pt" style:font-size-complex="12pt"/>
    </style:style>
    <style:style style:name="P9" style:family="paragraph" style:parent-style-name="Standard">
      <style:text-properties style:font-name="Times New Roman" fo:font-size="12pt" officeooo:rsid="001d65ce" officeooo:paragraph-rsid="0036ca9f" style:font-size-asian="12pt" style:font-size-complex="12pt"/>
    </style:style>
    <style:style style:name="P10" style:family="paragraph" style:parent-style-name="Standard">
      <style:text-properties style:font-name="Times New Roman" fo:font-size="12pt" officeooo:rsid="00216d9e" officeooo:paragraph-rsid="00216d9e" style:font-size-asian="12pt" style:font-size-complex="12pt"/>
    </style:style>
    <style:style style:name="P11" style:family="paragraph" style:parent-style-name="Standard">
      <style:text-properties style:font-name="Times New Roman" fo:font-size="12pt" officeooo:rsid="00216d9e" officeooo:paragraph-rsid="0037e347" style:font-size-asian="12pt" style:font-size-complex="12pt"/>
    </style:style>
    <style:style style:name="P12" style:family="paragraph" style:parent-style-name="Standard">
      <style:text-properties style:font-name="Times New Roman" fo:font-size="12pt" officeooo:rsid="00216d9e" officeooo:paragraph-rsid="00386f75" style:font-size-asian="12pt" style:font-size-complex="12pt"/>
    </style:style>
    <style:style style:name="P13" style:family="paragraph" style:parent-style-name="Standard">
      <style:text-properties style:font-name="Times New Roman" fo:font-size="12pt" officeooo:rsid="00216d9e" officeooo:paragraph-rsid="003880be" style:font-size-asian="12pt" style:font-size-complex="12pt"/>
    </style:style>
    <style:style style:name="P14" style:family="paragraph" style:parent-style-name="Standard">
      <style:text-properties style:font-name="Times New Roman" fo:font-size="12pt" officeooo:rsid="00216d9e" officeooo:paragraph-rsid="0038e50e" style:font-size-asian="12pt" style:font-size-complex="12pt"/>
    </style:style>
    <style:style style:name="P15" style:family="paragraph" style:parent-style-name="Standard">
      <style:text-properties style:font-name="Times New Roman" fo:font-size="12pt" officeooo:rsid="00216d9e" officeooo:paragraph-rsid="004069c1" style:font-size-asian="12pt" style:font-size-complex="12pt"/>
    </style:style>
    <style:style style:name="P16" style:family="paragraph" style:parent-style-name="Standard">
      <style:text-properties style:font-name="Times New Roman" fo:font-size="12pt" officeooo:rsid="00216d9e" officeooo:paragraph-rsid="003f52d0" style:font-size-asian="12pt" style:font-size-complex="12pt"/>
    </style:style>
    <style:style style:name="P17" style:family="paragraph" style:parent-style-name="Standard">
      <style:text-properties style:font-name="Times New Roman" fo:font-size="12pt" officeooo:rsid="00216d9e" officeooo:paragraph-rsid="0055b5f4" style:font-size-asian="12pt" style:font-size-complex="12pt"/>
    </style:style>
    <style:style style:name="P18" style:family="paragraph" style:parent-style-name="Standard">
      <style:text-properties style:font-name="Times New Roman" fo:font-size="12pt" officeooo:paragraph-rsid="00241e2b" style:font-size-asian="12pt" style:font-size-complex="12pt"/>
    </style:style>
    <style:style style:name="P19" style:family="paragraph" style:parent-style-name="Standard">
      <style:text-properties style:font-name="Times New Roman" fo:font-size="12pt" officeooo:paragraph-rsid="00242efe" style:font-size-asian="12pt" style:font-size-complex="12pt"/>
    </style:style>
    <style:style style:name="P20" style:family="paragraph" style:parent-style-name="Standard">
      <style:text-properties style:font-name="Times New Roman" fo:font-size="12pt" officeooo:rsid="00242efe" officeooo:paragraph-rsid="00242efe" style:font-size-asian="12pt" style:font-size-complex="12pt"/>
    </style:style>
    <style:style style:name="P21" style:family="paragraph" style:parent-style-name="Standard">
      <style:text-properties style:font-name="Times New Roman" fo:font-size="12pt" officeooo:paragraph-rsid="00250946" style:font-size-asian="12pt" style:font-size-complex="12pt"/>
    </style:style>
    <style:style style:name="P22" style:family="paragraph" style:parent-style-name="Standard">
      <style:text-properties style:font-name="Times New Roman" fo:font-size="12pt" officeooo:rsid="0031e77f" officeooo:paragraph-rsid="0031e77f" style:font-size-asian="12pt" style:font-size-complex="12pt"/>
    </style:style>
    <style:style style:name="P23" style:family="paragraph" style:parent-style-name="Standard">
      <style:text-properties style:font-name="Times New Roman" fo:font-size="12pt" officeooo:rsid="0032dc8c" officeooo:paragraph-rsid="0032dc8c" style:font-size-asian="12pt" style:font-size-complex="12pt"/>
    </style:style>
    <style:style style:name="P24" style:family="paragraph" style:parent-style-name="Standard">
      <style:text-properties style:font-name="Times New Roman" fo:font-size="12pt" officeooo:rsid="003880be" officeooo:paragraph-rsid="003880be" style:font-size-asian="12pt" style:font-size-complex="12pt"/>
    </style:style>
    <style:style style:name="P25" style:family="paragraph" style:parent-style-name="Standard">
      <style:text-properties style:font-name="Times New Roman" fo:font-size="12pt" officeooo:rsid="003f52d0" officeooo:paragraph-rsid="003f52d0" style:font-size-asian="12pt" style:font-size-complex="12pt"/>
    </style:style>
    <style:style style:name="P26" style:family="paragraph" style:parent-style-name="Standard">
      <style:text-properties style:font-name="Times New Roman" fo:font-size="12pt" officeooo:rsid="004069c1" officeooo:paragraph-rsid="004069c1" style:font-size-asian="12pt" style:font-size-complex="12pt"/>
    </style:style>
    <style:style style:name="P27" style:family="paragraph" style:parent-style-name="Standard">
      <style:text-properties style:font-name="Times New Roman" fo:font-size="12pt" officeooo:rsid="00425506" officeooo:paragraph-rsid="00425506" style:font-size-asian="12pt" style:font-size-complex="12pt"/>
    </style:style>
    <style:style style:name="P28" style:family="paragraph" style:parent-style-name="Standard">
      <style:text-properties style:font-name="Times New Roman" fo:font-size="12pt" officeooo:rsid="004e2669" officeooo:paragraph-rsid="004e2669" style:font-size-asian="12pt" style:font-size-complex="12pt"/>
    </style:style>
    <style:style style:name="P29" style:family="paragraph" style:parent-style-name="Standard">
      <style:text-properties style:font-name="Times New Roman" fo:font-size="12pt" officeooo:rsid="0059aa07" officeooo:paragraph-rsid="0059aa07" style:font-size-asian="12pt" style:font-size-complex="12pt"/>
    </style:style>
    <style:style style:name="P30" style:family="paragraph" style:parent-style-name="Standard">
      <style:text-properties officeooo:paragraph-rsid="00242efe"/>
    </style:style>
    <style:style style:name="P31" style:family="paragraph" style:parent-style-name="Standard">
      <style:text-properties officeooo:paragraph-rsid="00265053"/>
    </style:style>
    <style:style style:name="P32" style:family="paragraph" style:parent-style-name="Standard">
      <style:text-properties officeooo:rsid="002a87b4" officeooo:paragraph-rsid="002a87b4"/>
    </style:style>
    <style:style style:name="P33" style:family="paragraph" style:parent-style-name="Standard">
      <style:text-properties officeooo:paragraph-rsid="002c26da"/>
    </style:style>
    <style:style style:name="P34" style:family="paragraph" style:parent-style-name="Standard">
      <style:text-properties officeooo:paragraph-rsid="0027326e"/>
    </style:style>
    <style:style style:name="P35" style:family="paragraph" style:parent-style-name="Standard">
      <style:text-properties officeooo:paragraph-rsid="002e7453"/>
    </style:style>
    <style:style style:name="P36" style:family="paragraph" style:parent-style-name="Standard">
      <style:text-properties officeooo:paragraph-rsid="00303d19"/>
    </style:style>
    <style:style style:name="P37" style:family="paragraph" style:parent-style-name="Standard">
      <style:text-properties officeooo:paragraph-rsid="0032dc8c"/>
    </style:style>
    <style:style style:name="P38" style:family="paragraph" style:parent-style-name="Standard">
      <style:text-properties officeooo:paragraph-rsid="0037e347"/>
    </style:style>
    <style:style style:name="P39" style:family="paragraph" style:parent-style-name="Standard">
      <style:text-properties officeooo:paragraph-rsid="003880be"/>
    </style:style>
    <style:style style:name="P40" style:family="paragraph" style:parent-style-name="Standard">
      <style:text-properties officeooo:paragraph-rsid="004069c1"/>
    </style:style>
    <style:style style:name="P41" style:family="paragraph" style:parent-style-name="Standard">
      <style:text-properties officeooo:rsid="00425506" officeooo:paragraph-rsid="00425506"/>
    </style:style>
    <style:style style:name="P42" style:family="paragraph" style:parent-style-name="Standard">
      <style:text-properties officeooo:paragraph-rsid="0044cc7d"/>
    </style:style>
    <style:style style:name="P43" style:family="paragraph" style:parent-style-name="Standard">
      <style:text-properties officeooo:paragraph-rsid="004e2669"/>
    </style:style>
    <style:style style:name="P44" style:family="paragraph" style:parent-style-name="Standard">
      <style:text-properties officeooo:paragraph-rsid="006013e3"/>
    </style:style>
    <style:style style:name="P45" style:family="paragraph" style:parent-style-name="Standard">
      <style:text-properties style:font-name="Times New Roman" fo:font-size="12pt" style:font-size-asian="12pt" style:font-size-complex="12pt"/>
    </style:style>
    <style:style style:name="P46" style:family="paragraph" style:parent-style-name="Standard">
      <style:text-properties style:font-name="Times New Roman" fo:font-size="12pt" officeooo:paragraph-rsid="00241e2b" style:font-size-asian="12pt" style:font-size-complex="12pt"/>
    </style:style>
    <style:style style:name="P47" style:family="paragraph" style:parent-style-name="Standard">
      <style:text-properties style:font-name="Times New Roman" fo:font-size="12pt" officeooo:rsid="001c479a" officeooo:paragraph-rsid="001c479a" style:font-size-asian="12pt" style:font-size-complex="12pt"/>
    </style:style>
    <style:style style:name="P48" style:family="paragraph" style:parent-style-name="Standard">
      <style:text-properties style:font-name="Times New Roman" fo:font-size="12pt" officeooo:rsid="001d65ce" officeooo:paragraph-rsid="00303d19" style:font-size-asian="12pt" style:font-size-complex="12pt"/>
    </style:style>
    <style:style style:name="P49" style:family="paragraph" style:parent-style-name="Standard">
      <style:text-properties style:font-name="Times New Roman" fo:font-size="12pt" officeooo:rsid="001d65ce" officeooo:paragraph-rsid="004f5fff" style:font-size-asian="12pt" style:font-size-complex="12pt"/>
    </style:style>
    <style:style style:name="P50" style:family="paragraph" style:parent-style-name="Standard">
      <style:text-properties style:font-name="Times New Roman" fo:font-size="12pt" officeooo:rsid="001d65ce" officeooo:paragraph-rsid="0063ec1a" style:font-size-asian="12pt" style:font-size-complex="12pt"/>
    </style:style>
    <style:style style:name="P51" style:family="paragraph" style:parent-style-name="Standard">
      <style:text-properties style:font-name="Times New Roman" fo:font-size="12pt" officeooo:rsid="00216d9e" officeooo:paragraph-rsid="0037e347" style:font-size-asian="12pt" style:font-size-complex="12pt"/>
    </style:style>
    <style:style style:name="P52" style:family="paragraph" style:parent-style-name="Standard">
      <style:text-properties style:font-name="Times New Roman" fo:font-size="12pt" officeooo:rsid="00216d9e" officeooo:paragraph-rsid="004069c1" style:font-size-asian="12pt" style:font-size-complex="12pt"/>
    </style:style>
    <style:style style:name="P53" style:family="paragraph" style:parent-style-name="Standard">
      <style:text-properties style:font-name="Times New Roman" fo:font-size="12pt" officeooo:rsid="00216d9e" officeooo:paragraph-rsid="005c4327" style:font-size-asian="12pt" style:font-size-complex="12pt"/>
    </style:style>
    <style:style style:name="P54" style:family="paragraph" style:parent-style-name="Standard">
      <style:text-properties style:font-name="Times New Roman" fo:font-size="12pt" officeooo:rsid="005c4327" officeooo:paragraph-rsid="005c4327" style:font-size-asian="12pt" style:font-size-complex="12pt"/>
    </style:style>
    <style:style style:name="P55" style:family="paragraph" style:parent-style-name="Standard">
      <style:text-properties style:font-name="Times New Roman" fo:font-size="12pt" officeooo:rsid="00425506" officeooo:paragraph-rsid="004069c1" style:font-size-asian="12pt" style:font-size-complex="12pt"/>
    </style:style>
    <style:style style:name="P56" style:family="paragraph" style:parent-style-name="Standard">
      <style:text-properties style:font-name="Times New Roman" fo:font-size="12pt" officeooo:rsid="00425506" officeooo:paragraph-rsid="00425506" style:font-size-asian="12pt" style:font-size-complex="12pt"/>
    </style:style>
    <style:style style:name="P57" style:family="paragraph" style:parent-style-name="Standard">
      <style:text-properties style:font-name="Times New Roman" fo:font-size="12pt" officeooo:rsid="00425506" officeooo:paragraph-rsid="0044cc7d" style:font-size-asian="12pt" style:font-size-complex="12pt"/>
    </style:style>
    <style:style style:name="P58" style:family="paragraph" style:parent-style-name="Standard">
      <style:text-properties style:font-name="Times New Roman" fo:font-size="12pt" officeooo:rsid="00425506" officeooo:paragraph-rsid="006013e3" style:font-size-asian="12pt" style:font-size-complex="12pt"/>
    </style:style>
    <style:style style:name="P59" style:family="paragraph" style:parent-style-name="Standard">
      <style:text-properties style:font-name="Times New Roman" fo:font-size="12pt" officeooo:rsid="0042dd11" officeooo:paragraph-rsid="00425506" style:font-size-asian="12pt" style:font-size-complex="12pt"/>
    </style:style>
    <style:style style:name="P60" style:family="paragraph" style:parent-style-name="Standard">
      <style:text-properties style:font-name="Times New Roman" fo:font-size="12pt" officeooo:rsid="0044cc7d" officeooo:paragraph-rsid="0044cc7d" style:font-size-asian="12pt" style:font-size-complex="12pt"/>
    </style:style>
    <style:style style:name="P61" style:family="paragraph" style:parent-style-name="Standard">
      <style:text-properties style:font-name="Times New Roman" fo:font-size="12pt" officeooo:rsid="0044cc7d" officeooo:paragraph-rsid="004069c1" style:font-size-asian="12pt" style:font-size-complex="12pt"/>
    </style:style>
    <style:style style:name="P62" style:family="paragraph" style:parent-style-name="Standard">
      <style:text-properties style:font-name="Times New Roman" fo:font-size="12pt" officeooo:rsid="0063ec1a" officeooo:paragraph-rsid="0063ec1a" style:font-size-asian="12pt" style:font-size-complex="12pt"/>
    </style:style>
    <style:style style:name="P63" style:family="paragraph" style:parent-style-name="Standard">
      <style:text-properties style:font-name="Times New Roman" fo:font-size="12pt" officeooo:paragraph-rsid="00242efe" style:font-size-asian="12pt" style:font-size-complex="12pt"/>
    </style:style>
    <style:style style:name="P6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1c479a" style:text-blinking="false" fo:background-color="transparent" style:font-size-asian="12pt" style:font-size-complex="12pt"/>
    </style:style>
    <style:style style:name="P6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a87b4" style:text-blinking="false" fo:background-color="transparent" style:font-size-asian="12pt" style:font-size-complex="12pt"/>
    </style:style>
    <style:style style:name="P6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65053" style:text-blinking="false" fo:background-color="transparent" style:font-size-asian="12pt" style:font-size-complex="12pt"/>
    </style:style>
    <style:style style:name="P6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c26da" style:text-blinking="false" fo:background-color="transparent" style:font-size-asian="12pt" style:font-size-complex="12pt"/>
    </style:style>
    <style:style style:name="P6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65053" officeooo:paragraph-rsid="00265053" style:text-blinking="false" fo:background-color="transparent" style:font-size-asian="12pt" style:font-size-complex="12pt"/>
    </style:style>
    <style:style style:name="P6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7326e" officeooo:paragraph-rsid="0027326e" style:text-blinking="false" fo:background-color="transparent" style:font-size-asian="12pt" style:font-size-complex="12pt"/>
    </style:style>
    <style:style style:name="P7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c26da" officeooo:paragraph-rsid="002c26da" style:text-blinking="false" fo:background-color="transparent" style:font-size-asian="12pt" style:font-size-complex="12pt"/>
    </style:style>
    <style:style style:name="P7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1560" style:text-blinking="false" fo:background-color="transparent" style:font-size-asian="12pt" style:font-size-complex="12pt"/>
    </style:style>
    <style:style style:name="P7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7453" style:text-blinking="false" fo:background-color="transparent" style:font-size-asian="12pt" style:font-size-complex="12pt"/>
    </style:style>
    <style:style style:name="P73" style:family="paragraph" style:parent-style-name="Standard">
      <style:text-properties officeooo:paragraph-rsid="0063ec1a"/>
    </style:style>
    <style:style style:name="P74" style:family="paragraph" style:parent-style-name="Standard">
      <style:text-properties officeooo:paragraph-rsid="00303d19"/>
    </style:style>
    <style:style style:name="P75" style:family="paragraph" style:parent-style-name="Standard">
      <style:text-properties officeooo:paragraph-rsid="00654a24"/>
    </style:style>
    <style:style style:name="P76" style:family="paragraph" style:parent-style-name="Standard">
      <style:text-properties officeooo:paragraph-rsid="0038e50e"/>
    </style:style>
    <style:style style:name="P77" style:family="paragraph" style:parent-style-name="Standard">
      <style:text-properties officeooo:paragraph-rsid="004069c1"/>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c479a"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265053"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27326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2c26da"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e156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2e7453"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57cd0"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3de9b2"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4efec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5e199a"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5fe91f" style:text-blinking="false" fo:background-color="transparent" loext:char-shading-value="0" style:font-size-asian="12pt"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1c479a" style:font-size-asian="12pt" style:font-size-complex="12pt"/>
    </style:style>
    <style:style style:name="T15" style:family="text">
      <style:text-properties style:font-name="Times New Roman" fo:font-size="12pt" officeooo:rsid="00242efe" style:font-size-asian="12pt" style:font-size-complex="12pt"/>
    </style:style>
    <style:style style:name="T16" style:family="text">
      <style:text-properties style:font-name="Times New Roman" fo:font-size="12pt" officeooo:rsid="002899e8" style:font-size-asian="12pt" style:font-size-complex="12pt"/>
    </style:style>
    <style:style style:name="T17" style:family="text">
      <style:text-properties style:font-name="Times New Roman" fo:font-size="12pt" officeooo:rsid="00298cfe" style:font-size-asian="12pt" style:font-size-complex="12pt"/>
    </style:style>
    <style:style style:name="T18" style:family="text">
      <style:text-properties style:font-name="Times New Roman" fo:font-size="12pt" officeooo:rsid="00303d19" style:font-size-asian="12pt" style:font-size-complex="12pt"/>
    </style:style>
    <style:style style:name="T19" style:family="text">
      <style:text-properties style:font-name="Times New Roman" fo:font-size="12pt" officeooo:rsid="001d65ce" style:font-size-asian="12pt" style:font-size-complex="12pt"/>
    </style:style>
    <style:style style:name="T20" style:family="text">
      <style:text-properties style:font-name="Times New Roman" fo:font-size="12pt" officeooo:rsid="0031e77f" style:font-size-asian="12pt" style:font-size-complex="12pt"/>
    </style:style>
    <style:style style:name="T21" style:family="text">
      <style:text-properties style:font-name="Times New Roman" fo:font-size="12pt" officeooo:rsid="0032b0e3" style:font-size-asian="12pt" style:font-size-complex="12pt"/>
    </style:style>
    <style:style style:name="T22" style:family="text">
      <style:text-properties style:font-name="Times New Roman" fo:font-size="12pt" officeooo:rsid="00216d9e" style:font-size-asian="12pt" style:font-size-complex="12pt"/>
    </style:style>
    <style:style style:name="T23" style:family="text">
      <style:text-properties style:font-name="Times New Roman" fo:font-size="12pt" officeooo:rsid="0037e347" style:font-size-asian="12pt" style:font-size-complex="12pt"/>
    </style:style>
    <style:style style:name="T24" style:family="text">
      <style:text-properties style:font-name="Times New Roman" fo:font-size="12pt" officeooo:rsid="004069c1" style:font-size-asian="12pt" style:font-size-complex="12pt"/>
    </style:style>
    <style:style style:name="T25" style:family="text">
      <style:text-properties style:font-name="Times New Roman" fo:font-size="12pt" officeooo:rsid="00425506" style:font-size-asian="12pt" style:font-size-complex="12pt"/>
    </style:style>
    <style:style style:name="T26" style:family="text">
      <style:text-properties style:font-name="Times New Roman" fo:font-size="12pt" officeooo:rsid="0042dd11" style:font-size-asian="12pt" style:font-size-complex="12pt"/>
    </style:style>
    <style:style style:name="T27" style:family="text">
      <style:text-properties style:font-name="Times New Roman" fo:font-size="12pt" officeooo:rsid="0044cc7d" style:font-size-asian="12pt" style:font-size-complex="12pt"/>
    </style:style>
    <style:style style:name="T28" style:family="text">
      <style:text-properties style:font-name="Times New Roman" fo:font-size="12pt" officeooo:rsid="00486ff0" style:font-size-asian="12pt" style:font-size-complex="12pt"/>
    </style:style>
    <style:style style:name="T29" style:family="text">
      <style:text-properties style:font-name="Times New Roman" fo:font-size="12pt" officeooo:rsid="004cdfbc" style:font-size-asian="12pt" style:font-size-complex="12pt"/>
    </style:style>
    <style:style style:name="T30" style:family="text">
      <style:text-properties style:font-name="Times New Roman" fo:font-size="12pt" officeooo:rsid="00250946" style:font-size-asian="12pt" style:font-size-complex="12pt"/>
    </style:style>
    <style:style style:name="T31" style:family="text">
      <style:text-properties style:font-name="Times New Roman" fo:font-size="12pt" officeooo:rsid="004e2669" style:font-size-asian="12pt" style:font-size-complex="12pt"/>
    </style:style>
    <style:style style:name="T32" style:family="text">
      <style:text-properties style:font-name="Times New Roman" fo:font-size="12pt" officeooo:rsid="004f5fff" style:font-size-asian="12pt" style:font-size-complex="12pt"/>
    </style:style>
    <style:style style:name="T33" style:family="text">
      <style:text-properties style:font-name="Times New Roman" fo:font-size="12pt" officeooo:rsid="0052c162" style:font-size-asian="12pt" style:font-size-complex="12pt"/>
    </style:style>
    <style:style style:name="T34" style:family="text">
      <style:text-properties style:font-name="Times New Roman" fo:font-size="12pt" officeooo:rsid="0032dc8c" style:font-size-asian="12pt" style:font-size-complex="12pt"/>
    </style:style>
    <style:style style:name="T35" style:family="text">
      <style:text-properties style:font-name="Times New Roman" fo:font-size="12pt" officeooo:rsid="0052c8e3" style:font-size-asian="12pt" style:font-size-complex="12pt"/>
    </style:style>
    <style:style style:name="T36" style:family="text">
      <style:text-properties style:font-name="Times New Roman" fo:font-size="12pt" officeooo:rsid="00530207" style:font-size-asian="12pt" style:font-size-complex="12pt"/>
    </style:style>
    <style:style style:name="T37" style:family="text">
      <style:text-properties style:font-name="Times New Roman" fo:font-size="12pt" officeooo:rsid="0055b5f4" style:font-size-asian="12pt" style:font-size-complex="12pt"/>
    </style:style>
    <style:style style:name="T38" style:family="text">
      <style:text-properties style:font-name="Times New Roman" fo:font-size="12pt" officeooo:rsid="003880be" style:font-size-asian="12pt" style:font-size-complex="12pt"/>
    </style:style>
    <style:style style:name="T39" style:family="text">
      <style:text-properties style:font-name="Times New Roman" fo:font-size="12pt" officeooo:rsid="005737bf" style:font-size-asian="12pt" style:font-size-complex="12pt"/>
    </style:style>
    <style:style style:name="T40" style:family="text">
      <style:text-properties style:font-name="Times New Roman" fo:font-size="12pt" officeooo:rsid="00589b47" style:font-size-asian="12pt" style:font-size-complex="12pt"/>
    </style:style>
    <style:style style:name="T41" style:family="text">
      <style:text-properties style:font-name="Times New Roman" fo:font-size="12pt" officeooo:rsid="005e199a" style:font-size-asian="12pt" style:font-size-complex="12pt"/>
    </style:style>
    <style:style style:name="T42" style:family="text">
      <style:text-properties style:font-name="Times New Roman" fo:font-size="12pt" officeooo:rsid="005fe91f" style:font-size-asian="12pt" style:font-size-complex="12pt"/>
    </style:style>
    <style:style style:name="T43" style:family="text">
      <style:text-properties style:font-name="Times New Roman" fo:font-size="12pt" officeooo:rsid="006013e3" style:font-size-asian="12pt" style:font-size-complex="12pt"/>
    </style:style>
    <style:style style:name="T44" style:family="text">
      <style:text-properties style:font-name="Times New Roman" fo:font-size="12pt" officeooo:rsid="006181c0" style:font-size-asian="12pt" style:font-size-complex="12pt"/>
    </style:style>
    <style:style style:name="T45" style:family="text">
      <style:text-properties style:font-name="Times New Roman" fo:font-size="12pt" officeooo:rsid="0063ec1a" style:font-size-asian="12pt" style:font-size-complex="12pt"/>
    </style:style>
    <style:style style:name="T46" style:family="text">
      <style:text-properties style:font-name="Times New Roman" fo:font-size="12pt" officeooo:rsid="006b34fd" style:font-size-asian="12pt" style:font-size-complex="12pt"/>
    </style:style>
    <style:style style:name="T47" style:family="text">
      <style:text-properties style:font-name="Times New Roman" fo:font-size="12pt" officeooo:rsid="006b3825" style:font-size-asian="12pt" style:font-size-complex="12pt"/>
    </style:style>
    <style:style style:name="T48" style:family="text">
      <style:text-properties officeooo:rsid="001d65ce"/>
    </style:style>
    <style:style style:name="T49" style:family="text">
      <style:text-properties officeooo:rsid="00216d9e"/>
    </style:style>
    <style:style style:name="T50" style:family="text">
      <style:text-properties officeooo:rsid="00242efe"/>
    </style:style>
    <style:style style:name="T51" style:family="text">
      <style:text-properties officeooo:rsid="00250946"/>
    </style:style>
    <style:style style:name="T52" style:family="text">
      <style:text-properties officeooo:rsid="00265053"/>
    </style:style>
    <style:style style:name="T53" style:family="text">
      <style:text-properties officeooo:rsid="002899e8"/>
    </style:style>
    <style:style style:name="T54" style:family="text">
      <style:text-properties officeooo:rsid="00298cfe"/>
    </style:style>
    <style:style style:name="T55" style:family="text">
      <style:text-properties officeooo:rsid="0032dc8c"/>
    </style:style>
    <style:style style:name="T56" style:family="text">
      <style:text-properties officeooo:rsid="0036ca9f"/>
    </style:style>
    <style:style style:name="T57" style:family="text">
      <style:text-properties officeooo:rsid="00386f75"/>
    </style:style>
    <style:style style:name="T58" style:family="text">
      <style:text-properties officeooo:rsid="003880be"/>
    </style:style>
    <style:style style:name="T59" style:family="text">
      <style:text-properties officeooo:rsid="0038e50e"/>
    </style:style>
    <style:style style:name="T60" style:family="text">
      <style:text-properties officeooo:rsid="004cdfbc"/>
    </style:style>
    <style:style style:name="T61" style:family="text">
      <style:text-properties officeooo:rsid="0055b5f4"/>
    </style:style>
    <style:style style:name="T62" style:family="text">
      <style:text-properties officeooo:rsid="005737bf"/>
    </style:style>
    <style:style style:name="T63" style:family="text">
      <style:text-properties officeooo:rsid="0059aa07"/>
    </style:style>
    <style:style style:name="T64" style:family="text">
      <style:text-properties officeooo:rsid="006013e3"/>
    </style:style>
    <style:style style:name="T65" style:family="text">
      <style:text-properties officeooo:rsid="0063ec1a"/>
    </style:style>
    <style:style style:name="T66" style:family="text">
      <style:text-properties officeooo:rsid="006739b5"/>
    </style:style>
    <style:style style:name="T67" style:family="text">
      <style:text-properties officeooo:rsid="006b34fd"/>
    </style:style>
    <style:style style:name="T68" style:family="text">
      <style:text-properties officeooo:rsid="006b3825"/>
    </style:style>
    <style:style style:name="T69" style:family="text">
      <style:text-properties officeooo:rsid="006b40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overarching goal of this dissertation was to analyze trends of growing rates of poverty in the suburbs of Canadian cities during the late 20th and early 21st centuries; </text:p>
      <text:p text:style-name="P75"><text:span text:style-name="T13"/></text:p>
      <text:p text:style-name="P75"><text:span text:style-name="T13">and the implications of this on daily travel, activity participation, and social inclusion – </text:span><text:span text:style-name="T16">particularly</text:span><text:span text:style-name="T15"> from a transportation perspective</text:span><text:span text:style-name="T13">. </text:span></text:p>
      <text:p text:style-name="P18"/>
      <text:p text:style-name="P18"/>
      <text:p text:style-name="P18">------------</text:p>
      <text:p text:style-name="P18"/>
      <text:p text:style-name="P19">While offering quality of life improvements for many, the suburbs can exasperate inequalities and risks of social exclusion. </text:p>
      <text:p text:style-name="P19"/>
      <text:p text:style-name="P19">These risks are less studied relative to the <text:span text:style-name="T53">negative </text:span>environmental and health impacts of suburbanization. </text:p>
      <text:p text:style-name="P19"/>
      <text:p text:style-name="P19">Well functioning urban systems provide people the ability for people to participate in daily activities and access destinations necessary for individual health and well-being. </text:p>
      <text:p text:style-name="P19"/>
      <text:p text:style-name="P19">However, many <text:span text:style-name="T53">people in urban areas </text:span>suffer from transport poverty, where transport disadvantage (e.g. insufficient public transit options) compounds with other forms of social disadvantage (e.g. low-income or poor health) resulting in barriers to daily travel and thus dissuasion or inability to participate in daily activities, increasing the risks of social exclusion</text:p>
      <text:p text:style-name="P2"/>
      <text:p text:style-name="P2"><text:span text:style-name="T50">At the same time, m</text:span>any contemporary cities, including several in Canada, have evolved into forms where poverty is most prevalent within the inner-suburban ring, located between wealthier older neighbourhoods and outer more recently built suburbs.</text:p>
      <text:p text:style-name="P2"/>
      <text:p text:style-name="P19">These recent demographic inversions are concerning from a transportation perspective as they are likely increasing travel barriers and abetting the scale of transport poverty due to an increased propensity of lower socio-economic status (SES) households living in inaccessible neighbourhoods. </text:p>
      <text:p text:style-name="P19"/>
      <text:p text:style-name="P19">----------------- </text:p>
      <text:p text:style-name="P19"/>
      <text:p text:style-name="P19"/>
      <text:p text:style-name="P30"><text:span text:style-name="T13">Despite these trends, there is limited </text:span><text:span text:style-name="T17">knowledge</text:span><text:span text:style-name="T13"> on the relation between changing urban socio-economic patterns like suburbanization of poverty, </text:span><text:span text:style-name="T28">changing</text:span><text:span text:style-name="T13"> patterns of urban form and transit (in)accessibility, and risks of transport-related social exclusion. </text:span></text:p>
      <text:p text:style-name="P18"/>
      <text:p text:style-name="P18">How and where are trends of suburbanization of poverty increasing risks of transport poverty?—</text:p>
      <text:p text:style-name="P18"/>
      <text:p text:style-name="P18">Who are the suburban poor? Where do they come from?—<text:span text:style-name="T66">in relation to urban form</text:span></text:p>
      <text:p text:style-name="P18"/>
      <text:p text:style-name="P18">Are lower-income residents disproportionately moving away from adequate transit service? </text:p>
      <text:p text:style-name="P18"/>
      <text:p text:style-name="P21">These questions have implications for both theory on how the structure and patterns of cities evolve and change over time, as well as for providing evidence to inform policy aimed at poverty reduction and making cities more sustainable <text:span text:style-name="T51">and inclusive</text:span>. </text:p>
      <text:p text:style-name="P21"/>
      <text:p text:style-name="P21">As such, these are the main research questions that guide the empirical chapters of this dissertation.</text:p>
      <text:p text:style-name="P2"><text:soft-page-break/></text:p>
      <text:p text:style-name="P19"/>
      <text:p text:style-name="P19"><text:span text:style-name="T51">Alongside these empirical contributions, also able to advance quantitative methods </text:span><text:span text:style-name="T60">and use of novel datasets</text:span></text:p>
      <text:p text:style-name="P19"/>
      <text:p text:style-name="P30"><text:span text:style-name="T29">I’ll highlight some of these in a bit – but generally t</text:span><text:span text:style-name="T30">his </text:span><text:span text:style-name="T29">mainly </text:span><text:span text:style-name="T30">include</text:span><text:span text:style-name="T29">s</text:span><text:span text:style-name="T13"> methods for analyzing </text:span><text:span text:style-name="T29">urban dynamics </text:span><text:span text:style-name="T13">- both for neighbourhood and individual level analyses - </text:span></text:p>
      <text:p text:style-name="P19"/>
      <text:p text:style-name="P19"><text:span text:style-name="T51">From a data perspective, this is the first research that I’m aware of in Canada that leverages</text:span> large-scale panel dataset (<text:span text:style-name="T51">of </text:span>tax records) to examine <text:span text:style-name="T60">the how of</text:span> suburbanization of poverty and its effects</text:p>
      <text:p text:style-name="P2"/>
      <text:p text:style-name="P2"/>
      <text:p text:style-name="P2">------</text:p>
      <text:p text:style-name="P2"/>
      <text:p text:style-name="P21"><text:span text:style-name="T51">So overall, the </text:span><text:span text:style-name="T50">content of this dissertation is organized into these chapers:</text:span></text:p>
      <text:p text:style-name="P20"/>
      <text:p text:style-name="P30"><text:span text:style-name="T13">Chapter 2 </text:span><text:span text:style-name="T15">provides</text:span><text:span text:style-name="T13"> a background and discussion of previous research on the related issues. This</text:span></text:p>
      <text:p text:style-name="P19">was followed by three innovative empirical analyses (Chapters 3, 4, 5) <text:span text:style-name="T52">styled a</text:span><text:span text:style-name="T54">s</text:span><text:span text:style-name="T52"> journal article</text:span><text:span text:style-name="T54">s</text:span></text:p>
      <text:p text:style-name="P2"/>
      <text:p text:style-name="P19">Chapter 2 provides contextual framing. </text:p>
      <text:p text:style-name="P19"/>
      <text:p text:style-name="P19">This includes a built environment history of suburbanaization in Canada, describing</text:p>
      <text:p text:style-name="P19">changing social geographies of Canadian cities (i.e. gentrification and subrubanization of</text:p>
      <text:p text:style-name="P19">poverty), literature on neighbourhood effects and daily travel behaviour, and the relation-</text:p>
      <text:p text:style-name="P19">ship between transportation planning and urban dynamics.</text:p>
      <text:p text:style-name="P19"/>
      <text:p text:style-name="P43"><text:span text:style-name="T13">The goal of this Chapter is not to provide a systematic literature review on a specific topic but to broadly </text:span><text:span text:style-name="T41">synthesize</text:span><text:span text:style-name="T13"> several topics that directly relate to the empirical chapters that follow. </text:span></text:p>
      <text:p text:style-name="P2"/>
      <text:p text:style-name="P2"/>
      <text:p text:style-name="P2">----</text:p>
      <text:p text:style-name="P2"/>
      <text:p text:style-name="P28">The first is Chapter 3</text:p>
      <text:p text:style-name="P3"/>
      <text:p text:style-name="P1"><text:span text:style-name="T31">which</text:span><text:span text:style-name="T14"> researches </text:span><text:span text:style-name="T2">whether risks of transport poverty and adverse travel behaviour outcomes </text:span><text:span text:style-name="T11">are </text:span><text:span text:style-name="T2">increasing in the suburbs – alongside trends of suburbnization of poverty.</text:span></text:p>
      <text:p text:style-name="P64"/>
      <text:p text:style-name="P65">This is discussed first from a theoretical standpoint with reference to existing research - <text:s/>Synthesizing literature on transport poverty and urban dynamics</text:p>
      <text:p text:style-name="P65"/>
      <text:p text:style-name="P65">then a neighborhood level empirical investigation is conducted for the Toronto region, a city that is experiencing growing income inequalities and concentrations of poverty in more suburban areas</text:p>
      <text:p text:style-name="P64"/>
      <text:p text:style-name="P1"><text:span text:style-name="T2">This is informed through six periods of the <text:s/>Canadian census and a regional travel survey (from 1991 to 2016) in order to describe neighbo</text:span><text:span text:style-name="T10">u</text:span><text:span text:style-name="T2">rhood-level changes in socio-economic status (SES) vis-à-vis changes in transport disadvantage and travel behaviour outcomes.</text:span></text:p>
      <text:p text:style-name="P64"/>
      <text:p text:style-name="P31"><text:span text:style-name="T3">M</text:span><text:span text:style-name="T2">ethods include computing transit accessibility metrics that are comparable over time,</text:span></text:p>
      <text:p text:style-name="P66"/>
      <text:p text:style-name="P31"><text:soft-page-break/><text:span text:style-name="T4">S</text:span><text:span text:style-name="T3">imilarly generating a year-by-year composite socio-economic status indicator via a principal component analysis</text:span></text:p>
      <text:p text:style-name="P68"/>
      <text:p text:style-name="P32"><text:span text:style-name="T3">A</text:span><text:span text:style-name="T1">s well as mapping changes in two travel behaviour outcomes, commute times and activity participation – </text:span><text:span text:style-name="T10">based on travel survey</text:span><text:span text:style-name="T12">s</text:span></text:p>
      <text:p text:style-name="P68"/>
      <text:p text:style-name="P31"><text:span text:style-name="T3">Importantly, </text:span><text:span text:style-name="T5">by using these</text:span><text:span text:style-name="T3"> </text:span><text:span text:style-name="T5">different data, I was able to come up with innovative methods for analyzing neighbouruhood change </text:span><text:span text:style-name="T10">with</text:span><text:span text:style-name="T5"> respect to transport </text:span><text:span text:style-name="T10">disadvantage</text:span><text:span text:style-name="T5">.</text:span></text:p>
      <text:p text:style-name="P67"/>
      <text:p text:style-name="P67">------</text:p>
      <text:p text:style-name="P67"/>
      <text:p text:style-name="P34"><text:span text:style-name="T5">So for example, e</text:span><text:span text:style-name="T4">ach census tract on the map is a rate of change of </text:span><text:span text:style-name="T10">a</text:span><text:span text:style-name="T4"> variable, generated by neighbourhood specific </text:span><text:span text:style-name="T5">linear </text:span><text:span text:style-name="T4">bivariate models</text:span></text:p>
      <text:p text:style-name="P69"/>
      <text:p text:style-name="P33"><text:span text:style-name="T5">Then the coefficients of these models were used as the variables in region wide </text:span><text:span text:style-name="T8">correlations and </text:span><text:span text:style-name="T5">models to assess </text:span><text:span text:style-name="T10">whether</text:span><text:span text:style-name="T5"> changes in SES and transport disadvantage, mainly car ownership and transit accessibility, are related to the two travel behaviour outcomes</text:span></text:p>
      <text:p text:style-name="P70"/>
      <text:p text:style-name="P33"><text:span text:style-name="T5">And in fact they </text:span><text:span text:style-name="T10">were</text:span><text:span text:style-name="T5"> </text:span></text:p>
      <text:p text:style-name="P69"/>
      <text:p text:style-name="P34"><text:span text:style-name="T9">This</text:span><text:span text:style-name="T4"> spatio-temporal neighbourhood modelling is a quantitative strategy that has not been used in neighbourhood studies in Canada</text:span></text:p>
      <text:p text:style-name="P69"/>
      <text:p text:style-name="P69"/>
      <text:p text:style-name="P69">-----</text:p>
      <text:p text:style-name="P69"/>
      <text:p text:style-name="P71">Also developed an indicator of transport poverty, or more specifically change in transport poverty, and was able to visualize where it was increasing and decreasing with respect to urban centrality</text:p>
      <text:p text:style-name="P71"/>
      <text:p text:style-name="P35"><text:span text:style-name="T6">That’s what’s shown here</text:span><text:span text:style-name="T2">, </text:span><text:span text:style-name="T7">each dot on the plot is a neighbourhood, and positive values mean that transport poverty is increasing over time. </text:span></text:p>
      <text:p text:style-name="P72"/>
      <text:p text:style-name="P35"><text:span text:style-name="T7">O</text:span><text:span text:style-name="T6">verall finding that transport poverty and adverse travel behaviour </text:span><text:span text:style-name="T10">are increasing in</text:span><text:span text:style-name="T6"> the suburbs, </text:span><text:span text:style-name="T10">generally where SES is declining</text:span></text:p>
      <text:p text:style-name="P71"/>
      <text:p text:style-name="P4"/>
      <text:p text:style-name="P3"/>
      <text:p text:style-name="P3"/>
      <text:p text:style-name="P5">-----------</text:p>
      <text:p text:style-name="P5"/>
      <text:p text:style-name="P22">So the next chapter is partly motivated by how a<text:span text:style-name="T48">mple research has described trends of suburbanization of poverty at regional and neighbourhood levels, for example by mapping neighbourhood changes in income or poverty rates, and showing how poverty is increasing in some suburban areas<text:tab/></text:span></text:p>
      <text:p text:style-name="P6"/>
      <text:p text:style-name="P36"><text:span text:style-name="T20">But such</text:span><text:span text:style-name="T19"> neighbourhood-level analyses </text:span><text:span text:style-name="T21">is</text:span><text:span text:style-name="T19"> limited in understanding how lower-income households have concentrated in more peripheral auto-oriented environments in recent history. </text:span></text:p>
      <text:p text:style-name="P7"/>
      <text:p text:style-name="P49"/>
      <text:p text:style-name="P36"><text:soft-page-break/><text:span text:style-name="T19">Understanding the propensity of </text:span><text:span text:style-name="T45">different</text:span><text:span text:style-name="T19"> pathways </text:span><text:span text:style-name="T45">to suburban poverty</text:span><text:span text:style-name="T19"> can provide important knowledge regarding the urban dynamics that lead to contemporary suburban geographies of poverty concentration. </text:span></text:p>
      <text:p text:style-name="P7"/>
      <text:p text:style-name="P36"><text:span text:style-name="T45">And </text:span><text:span text:style-name="T19">can also be helpful for planning and policy including aiming to reduce the burdens of being poor and living in the suburbs.</text:span></text:p>
      <text:p text:style-name="P6"/>
      <text:p text:style-name="P6">The objective of this paper is to document the predominant geographic pathways of becoming poor and living in the suburbs in Canada. </text:p>
      <text:p text:style-name="P7"/>
      <text:p text:style-name="P36"><text:span text:style-name="T18">This </text:span><text:span text:style-name="T19">first </text:span><text:span text:style-name="T18">includes </text:span><text:span text:style-name="T19">provid</text:span><text:span text:style-name="T18">ing</text:span><text:span text:style-name="T19"> a background and </text:span><text:span text:style-name="T18">developing a </text:span><text:span text:style-name="T19">conceptual framework of different individual geographic pathways leading to suburban poverty. </text:span></text:p>
      <text:p text:style-name="P36"><text:span text:style-name="T19"/></text:p>
      <text:p text:style-name="P62">This was grouped into 3:</text:p>
      <text:p text:style-name="P50"/>
      <text:p text:style-name="P50">1) <text:s/>residential sorting within cities of low-income residents from central to suburban neighbourhoods (e.g. gentrification and displacement),</text:p>
      <text:p text:style-name="P50"/>
      <text:p text:style-name="P50">2) patterns of immigrant settlement in cities directed towards the suburbs,</text:p>
      <text:p text:style-name="P50"/>
      <text:p text:style-name="P50">or 3) becoming and remaining poor while living in the suburbs. </text:p>
      <text:p text:style-name="P50"/>
      <text:p text:style-name="P36"><text:span text:style-name="T19">T</text:span><text:span text:style-name="T18">hen generated a Canada-wide urban neighbourhood-level classification of whether or not a neighbourhood is suburban</text:span></text:p>
      <text:p text:style-name="P7"/>
      <text:p text:style-name="P36"><text:span text:style-name="T18">Then link</text:span><text:span text:style-name="T32">ed</text:span><text:span text:style-name="T18"> this land-use classification to </text:span><text:span text:style-name="T19">an individual panel dataset pertaining to 20% of Canadian tax filers to quantify the extent of different pathways to suburban poverty from 2006 to 2016 in the nine largest Census Metropolitan Areas (CMAs) in Canada. </text:span></text:p>
      <text:p text:style-name="P7"/>
      <text:p text:style-name="P36"><text:span text:style-name="T42">This</text:span><text:span text:style-name="T19"> analysis allows to estimate </text:span><text:span text:style-name="T18">to what </text:span><text:span text:style-name="T19">extent suburban poverty stems from intra-urban residential mobility, external immigration, and remaining poor in-place—thus providing an important link between theory and empirical evidence on the urban dynamics that lead to suburbanization of poverty.</text:span></text:p>
      <text:p text:style-name="P7"/>
      <text:p text:style-name="P36"><text:span text:style-name="T33">And thus provide</text:span><text:span text:style-name="T18"> more nuance to neighbourhood-level research, like in my previous chapter</text:span></text:p>
      <text:p text:style-name="P6"/>
      <text:p text:style-name="P6"/>
      <text:p text:style-name="P6"/>
      <text:p text:style-name="P6">-----------------</text:p>
      <text:p text:style-name="P6"/>
      <text:p text:style-name="P23">So this is one table from the results section</text:p>
      <text:p text:style-name="P23"/>
      <text:p text:style-name="P23">Sliced and diced this a few different ways, but this I think <text:span text:style-name="T56">this </text:span>is a good summary</text:p>
      <text:p text:style-name="P23"/>
      <text:p text:style-name="P23">Overall, find that<text:span text:style-name="T48"> for those in suburban poverty in Canadian CMAs, 88.5% lived in the suburbs a year prior (12.7% moved within the suburbs, 75.8% stayed in the same postal code), 2.9% moved from the centre, and 6.6% immigrated from elsewhere (4.6% internationally). </text:span></text:p>
      <text:p text:style-name="P23"/>
      <text:p text:style-name="P37"><text:span text:style-name="T34">T</text:span><text:span text:style-name="T19">ransitioning to suburban poverty on an annual basis is </text:span><text:span text:style-name="T35">much </text:span><text:span text:style-name="T19">more due to staying or moving within the suburbs compared to external immigration </text:span><text:span text:style-name="T36">or</text:span><text:span text:style-name="T19"> moving from centr</text:span><text:span text:style-name="T36">al</text:span><text:span text:style-name="T19"> neighbourhoods. </text:span></text:p>
      <text:p text:style-name="P23"><text:soft-page-break/></text:p>
      <text:p text:style-name="P23">While part of this is due to the suburbs having a larger population than the centre, this isn’t the whole story</text:p>
      <text:p text:style-name="P23"/>
      <text:p text:style-name="P6">Importantly, looking at the low-income suburban residents who lived in the suburbs a year prior, 21.5% were not categorized as low-income in the previous year, meaning that becoming poor while staying in the suburbs encompass a greater percent of suburban poverty than moving in from elsewhere. </text:p>
      <text:p text:style-name="P8"/>
      <text:p text:style-name="P8">Comparatively, those in poverty in the centre, 15.4% had dropped into poverty during the previous year. </text:p>
      <text:p text:style-name="P8"/>
      <text:p text:style-name="P8">This difference indicates that residents are more likely to drop into poverty in suburban locations than in central, more accessible, neighbourhoods. </text:p>
      <text:p text:style-name="P8"/>
      <text:p text:style-name="P8">This is likely partly explaining the trends <text:span text:style-name="T55">showing that</text:span> the poverty rate in the suburbs is increasing more than the poverty rate in the centre.</text:p>
      <text:p text:style-name="P6"/>
      <text:p text:style-name="P6"/>
      <text:p text:style-name="P6"/>
      <text:p text:style-name="P6"/>
      <text:p text:style-name="P6"/>
      <text:p text:style-name="P6">---------</text:p>
      <text:p text:style-name="P6"/>
      <text:p text:style-name="P9"><text:span text:style-name="T56">So </text:span>Chapter 5 uses the same data as the previous chapter, but it is directly focused on moves away from public transit in Toronto. </text:p>
      <text:p text:style-name="P9"/>
      <text:p text:style-name="P9"><text:span text:style-name="T56">L</text:span>ower-income residents are often reliant on public transit for daily travel. </text:p>
      <text:p text:style-name="P9"/>
      <text:p text:style-name="P9">They have also historically concentrated in centrally located neighbourhoods with relatively higher levels of transit accessibility. </text:p>
      <text:p text:style-name="P9"/>
      <text:p text:style-name="P11"><text:span text:style-name="T61">But t</text:span>here are growing concerns that some transit rich neighbourhoods are becoming un-affordable and are resulting in the residential displacement and exclusion of low income residents – <text:span text:style-name="T61">to more suburban areas</text:span></text:p>
      <text:p text:style-name="P11"/>
      <text:p text:style-name="P17">but quantitative studies have mixed or inconclusive results about whether low-income residents move disproportionately out of gentrifying neighbourhoods </text:p>
      <text:p text:style-name="P17"/>
      <text:p text:style-name="P17">or whether newly built transit lines directly leads to the displacement of low-income residents</text:p>
      <text:p text:style-name="P10"/>
      <text:p text:style-name="P10">However, existing research that studies income inequalities of residential mobility in relation to public transit focuses on the outcomes of specific transit routes, which serve only a fraction of the population</text:p>
      <text:p text:style-name="P10">in a region, rather than comprehensively examining changes across an entire region</text:p>
      <text:p text:style-name="P10"/>
      <text:p text:style-name="P10">As such, there is needed research to assess whether there are social inequalities at a regional level pertaining to whether lower-income residents are unequally reducing their levels of transit accessibility when they move</text:p>
      <text:p text:style-name="P10"/>
      <text:p text:style-name="P38"><text:soft-page-break/><text:span text:style-name="T22">The objective of </text:span><text:span text:style-name="T23">this</text:span><text:span text:style-name="T22"> </text:span><text:span text:style-name="T37">chapter</text:span><text:span text:style-name="T22"> is thus to answer </text:span><text:span text:style-name="T23">whether</text:span><text:span text:style-name="T22"> low-income residents, on average, experience a reduction of their level of transit accessibility when they move within a region? </text:span></text:p>
      <text:p text:style-name="P11"/>
      <text:p text:style-name="P11">If so, to what extent? </text:p>
      <text:p text:style-name="P11"/>
      <text:p text:style-name="P11">And if so, do low-income movers witness a greater reduction in transit accessibility than higher-income movers?</text:p>
      <text:p text:style-name="P10"/>
      <text:p text:style-name="P10">-----</text:p>
      <text:p text:style-name="P10"/>
      <text:p text:style-name="P12"><text:span text:style-name="T57">This plot shows some of </text:span><text:span text:style-name="T61">the </text:span><text:span text:style-name="T57">descriptive results.</text:span></text:p>
      <text:p text:style-name="P12"/>
      <text:p text:style-name="P12"><text:span text:style-name="T57">Overall, </text:span>find<text:span text:style-name="T57">ing tha</text:span><text:span text:style-name="T61">t</text:span> low-income residents do, on average, experience reductions in their levels of transit accessibility when moving within the region, but they do not undergo as great of a reduction in transit accessibility as higher-income movers.</text:p>
      <text:p text:style-name="P10"/>
      <text:p text:style-name="P39"><text:span text:style-name="T38">The models in the </text:span><text:span text:style-name="T37">chapter</text:span><text:span text:style-name="T38"> corroborate this</text:span></text:p>
      <text:p text:style-name="P24"/>
      <text:p text:style-name="P14"><text:span text:style-name="T59">The finding </text:span>low-income residents do not decrease their transit accessibility when moving at a greater rate than non-low-income residents <text:span text:style-name="T59">is a bit different from other </text:span>neighbourhood-level research describing inner-city gentrification occurring in Toronto over the past several decades </text:p>
      <text:p text:style-name="P14"/>
      <text:p text:style-name="P76"><text:span text:style-name="T22">This difference in findings is likely because the unit of analysis </text:span><text:span text:style-name="T46">in</text:span><text:span text:style-name="T22"> </text:span><text:span text:style-name="T46">this</text:span><text:span text:style-name="T22"> study were individuals rather than neighbourhoods, meaning that gentrification observed at a neighbourhood level is likely</text:span></text:p>
      <text:p text:style-name="P14">partly due to upward income mobility of residents who stay in these neighbourhoods</text:p>
      <text:p text:style-name="P14">or affluent residents moving in from outside the study region</text:p>
      <text:p text:style-name="P10"/>
      <text:p text:style-name="P10">However, <text:span text:style-name="T59">do find that </text:span>the gap in experienced changes in transit accessibility between high- and low-income movers is converging over time</text:p>
      <text:p text:style-name="P10"/>
      <text:p text:style-name="P24">So these plots show that <text:span text:style-name="T49">from 2012 to 2018, low- and non-low-income residents move away from transit at approximately the same rate, but low-income residents still experience less of a reduction in transit accessibility </text:span><text:span text:style-name="T62">overall</text:span><text:span text:style-name="T49"> during this time period. </text:span></text:p>
      <text:p text:style-name="P13"/>
      <text:p text:style-name="P13">This finding could be evidence of residential exclusion in the newest, most peripheral suburbs, as these areas consist of single-family dwellings that are un-affordable for lower-income residents. <text:s/><text:span text:style-name="T58">Another plot in this chapter showed this as well</text:span></text:p>
      <text:p text:style-name="P13"/>
      <text:p text:style-name="P13">Also, locations of suburban poverty in Toronto concentrate more within the inner-suburbs, which when</text:p>
      <text:p text:style-name="P10">viewed regionally, have average levels of transit accessibility.</text:p>
      <text:p text:style-name="P10"/>
      <text:p text:style-name="P10"/>
      <text:p text:style-name="P10">-------</text:p>
      <text:p text:style-name="P10"/>
      <text:p text:style-name="P10"/>
      <text:p text:style-name="P25">Okay, so I’ll try summarize</text:p>
      <text:p text:style-name="P25"/>
      <text:p text:style-name="P40"><text:span text:style-name="T24">Overall, each of these three research chapters developed </text:span><text:span text:style-name="T40">new frameworks</text:span><text:span text:style-name="T24"> and/</text:span><text:span text:style-name="T40">or</text:span><text:span text:style-name="T24"> empirical knowledge <text:tab/></text:span></text:p>
      <text:p text:style-name="P26"/>
      <text:p text:style-name="P29"><text:soft-page-break/><text:span text:style-name="T68">ch2 was about s</text:span>ynthesizing literature on transport poverty, urban dynamics, and suburbanization of poverty (ch.2)</text:p>
      <text:p text:style-name="P26"/>
      <text:p text:style-name="P26"><text:span text:style-name="T68">ch3 analyzed how t</text:span>ransport poverty increasing alongside suburbanization of poverty (ch.3)</text:p>
      <text:p text:style-name="P26"/>
      <text:p text:style-name="P40"><text:span text:style-name="T47">ch4 was about r</text:span><text:span text:style-name="T24">esidential mobility pathways to suburban poverty, </text:span><text:span text:style-name="T47">importantly finding that</text:span><text:span text:style-name="T43"> suburban poverty is mainly </text:span><text:span text:style-name="T47">resulting from</text:span><text:span text:style-name="T43"> becoming poor within the suburbs</text:span><text:span text:style-name="T24"> </text:span></text:p>
      <text:p text:style-name="P26"/>
      <text:p text:style-name="P73"><text:span text:style-name="T24">and </text:span><text:span text:style-name="T47">ch5 was about </text:span><text:span text:style-name="T45">evidence </text:span><text:span text:style-name="T47">about</text:span><text:span text:style-name="T45"> </text:span><text:span text:style-name="T24">low-income residents moving away from relied upon public transit service </text:span></text:p>
      <text:p text:style-name="P26"/>
      <text:p text:style-name="P26">At the same time, this research <text:span text:style-name="T64">made some</text:span> advancements quantitative methods for analyzing neighbourhood change - both for neighbourhood and individual level analyses</text:p>
      <text:p text:style-name="P26"/>
      <text:p text:style-name="P26">This was also the first time using large-scale panel dataset (20% sample) to examine the how of suburbanization of poverty</text:p>
      <text:p text:style-name="P16"/>
      <text:p text:style-name="P10">Overall, these results provide pertinent information to aid preventative policy aimed at reducing suburban poverty <text:span text:style-name="T63">and transport poverty</text:span> in Canada. </text:p>
      <text:p text:style-name="P15"/>
      <text:p text:style-name="P15">For one, knowledge that a substantial portion suburban poverty stems from becoming poor in-place should expedite support for urban planning and policy to make suburbs more livable and accessible. </text:p>
      <text:p text:style-name="P15"/>
      <text:p text:style-name="P40"><text:span text:style-name="T22">In other words, policy for reducing suburban poverty should not </text:span><text:span text:style-name="T24">solely</text:span><text:span text:style-name="T22"> be focused on other pathways, such as limiting gentrification and displacement. </text:span></text:p>
      <text:p text:style-name="P15"/>
      <text:p text:style-name="P40"><text:span text:style-name="T22">While important to quell such displacement, findings indicate that it is also imperative to make improvements to the suburbs, such as expanding community and social resources in the suburbs alongside more compact urban design, active travel infrastructure, and improved public transit in order to provide residents the ability to access amenities and </text:span><text:span text:style-name="T24">job</text:span><text:span text:style-name="T22"> opportunities, as these would all be worthwhile strategies aimed at (transport) poverty alleviation in the suburbs. </text:span></text:p>
      <text:p text:style-name="P15"/>
      <text:p text:style-name="P15">These are not new ideas. </text:p>
      <text:p text:style-name="P15"/>
      <text:p text:style-name="P53">Many of them have been advocated for previously in terms of reducing the negative population health and environmental impacts associated with auto-oriented environments, </text:p>
      <text:p text:style-name="P53"/>
      <text:p text:style-name="P54">but they would also have these poverty alleviation benefits as well</text:p>
      <text:p text:style-name="P15"/>
      <text:p text:style-name="P10"/>
      <text:p text:style-name="P10"/>
      <text:p text:style-name="P10">------------</text:p>
      <text:p text:style-name="P10"/>
      <text:p text:style-name="P27">This research <text:span text:style-name="T69">also </text:span>leads to multiple directions for future research</text:p>
      <text:p text:style-name="P10"/>
      <text:p text:style-name="P40"><text:span text:style-name="T25">For one, t</text:span><text:span text:style-name="T24">here were a number of limitations </text:span><text:span text:style-name="T25">pertaining to data, being reliant on a 5% travel survey, having to constrain analysis temporally or spatially because of limited data sources, </text:span><text:span text:style-name="T26">tax records lacking contextual factors about why people move</text:span></text:p>
      <text:p text:style-name="P55"/>
      <text:p text:style-name="P27"><text:soft-page-break/>Little could be done about this</text:p>
      <text:p text:style-name="P27"/>
      <text:p text:style-name="P41"><text:span text:style-name="T13">But during the analyses, also had to make some decisions about dichotomizing variables, which cluster analysis method to use, what type of models and co-variates to include, how to measure transit accessibility, </text:span><text:span text:style-name="T39">looking at varying sizes of study regions,</text:span><text:span text:style-name="T13"> and so on</text:span></text:p>
      <text:p text:style-name="P27"/>
      <text:p text:style-name="P41"><text:span text:style-name="T13">So of course could always do some sensitivity analyses on these </text:span><text:span text:style-name="T26">to see how much key findings vary. </text:span></text:p>
      <text:p text:style-name="P59"/>
      <text:p text:style-name="P42"><text:span text:style-name="T26">I</text:span><text:span text:style-name="T27">n terms of other research questions, </text:span><text:span text:style-name="T43">a</text:span><text:span text:style-name="T27">nother direction is based on the key finding that suburbanization of poverty is primarily due dropping into poverty in the suburbs, but this research was not directly asking why and how this is related to urban form</text:span></text:p>
      <text:p text:style-name="P60"/>
      <text:p text:style-name="P60">As such, future research could use similar data in this dissertation to uncover whether low-income residents exposed to more compact urban forms and better levels of transit accessibility have relatively greater income mobility over longer periods of time relative to areas of worse accessibility, while controlling for other demographic and stage-of-life effects, as well as residential mobility and exposure</text:p>
      <text:p text:style-name="P60">to different urban forms</text:p>
      <text:p text:style-name="P57"/>
      <text:p text:style-name="P44"><text:span text:style-name="T43">Another dir</text:span><text:span text:style-name="T44">e</text:span><text:span text:style-name="T43">ction</text:span><text:span text:style-name="T27"> for sure is to expand upon the last chapter and look at residential mobility resulting from specific transit or other infrastructure projects – i.e. to see whether and if so which new transit infrastructure leads to out-mobility or exclusion of low-income residents, even though overall low-income residents are not moving away from transit as much as higher income residents</text:span></text:p>
      <text:p text:style-name="P58"/>
      <text:p text:style-name="P55">Lastly, while the research in this dissertation examined changes across an entire region, another important direction for future work would be to map at a more localized scale where there are neighbourhoods that have undergone high rates of out-mobility of low-income residents</text:p>
      <text:p text:style-name="P55"/>
      <text:p text:style-name="P40"><text:span text:style-name="T25">This could provide more direct evidence into the locations within a region that are potentially experiencing residential displacement away from relied-upon public transit service, </text:span><text:span text:style-name="T27">or other possible factors</text:span></text:p>
      <text:p text:style-name="P61"/>
      <text:p text:style-name="P61">At a broader level, creating maps of residential mobility layered with other transportation, land-use, and census data and making them freely available online would be a good step forward in making this research more accessible for planners, policy officials, and the general public.</text:p>
      <text:p text:style-name="P61"/>
      <text:p text:style-name="P60">And be a dataset that could be shared openly with other researchers</text:p>
      <text:p text:style-name="P60"/>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ff Allen</meta:initial-creator>
    <meta:creation-date>2022-02-24T08:42:56.037370130</meta:creation-date>
    <dc:date>2022-02-25T13:44:27.531880270</dc:date>
    <dc:creator>Jeff Allen</dc:creator>
    <meta:editing-duration>PT16H57M58S</meta:editing-duration>
    <meta:editing-cycles>48</meta:editing-cycles>
    <meta:generator>LibreOffice/6.4.7.2$Linux_X86_64 LibreOffice_project/40$Build-2</meta:generator>
    <meta:document-statistic meta:table-count="0" meta:image-count="0" meta:object-count="0" meta:page-count="8" meta:paragraph-count="129" meta:word-count="2654" meta:character-count="17878" meta:non-whitespace-character-count="15299"/>
  </office:meta>
</office:document-meta>
</file>